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200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OpenLCB Datagram Protoco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Name</text:p>
          </table:table-cell>
          <table:table-cell table:style-name="ce4" office:value-type="string">
            <text:p>Protocol ID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4" table:number-columns-repeated="1016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Log Request</text:p>
          </table:table-cell>
          <table:table-cell office:value-type="string">
            <text:p>OpenLCB 0x01</text:p>
          </table:table-cell>
          <table:table-cell office:value-type="string">
            <text:p>Flags</text:p>
          </table:table-cell>
          <table:table-cell office:value-type="string">
            <text:p>Index 1 MSB</text:p>
          </table:table-cell>
          <table:table-cell office:value-type="string">
            <text:p>Index 1 LSB</text:p>
          </table:table-cell>
          <table:table-cell office:value-type="string">
            <text:p>Index 2 MSB</text:p>
          </table:table-cell>
          <table:table-cell office:value-type="string">
            <text:p>Index 2 LSB</text:p>
          </table:table-cell>
          <table:table-cell table:number-columns-repeated="1017"/>
        </table:table-row>
        <table:table-row table:style-name="ro2">
          <table:table-cell office:value-type="string">
            <text:p>Log Reply</text:p>
          </table:table-cell>
          <table:table-cell office:value-type="string">
            <text:p>OpenLCB 0x02</text:p>
          </table:table-cell>
          <table:table-cell office:value-type="string">
            <text:p>Flags</text:p>
          </table:table-cell>
          <table:table-cell office:value-type="string">
            <text:p>Index 1 MSB</text:p>
          </table:table-cell>
          <table:table-cell office:value-type="string">
            <text:p>Index 1 LSB</text:p>
          </table:table-cell>
          <table:table-cell office:value-type="string">
            <text:p>Index 2 MSB</text:p>
          </table:table-cell>
          <table:table-cell office:value-type="string">
            <text:p>Index 2 LSB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Config I/O read 2B</text:p>
          </table:table-cell>
          <table:table-cell office:value-type="string">
            <text:p>OpenLCB 0x10</text:p>
          </table:table-cell>
          <table:table-cell office:value-type="string">
            <text:p>Address MSB</text:p>
          </table:table-cell>
          <table:table-cell office:value-type="string">
            <text:p>Address IB</text:p>
          </table:table-cell>
          <table:table-cell office:value-type="string">
            <text:p>Address LSB</text:p>
          </table:table-cell>
          <table:table-cell table:number-columns-repeated="1019"/>
        </table:table-row>
        <table:table-row table:style-name="ro2">
          <table:table-cell office:value-type="string">
            <text:p>Config I/O reserved</text:p>
          </table:table-cell>
          <table:table-cell office:value-type="string">
            <text:p>OpenLCB 0x11</text:p>
          </table:table-cell>
          <table:table-cell table:number-columns-repeated="1022"/>
        </table:table-row>
        <table:table-row table:style-name="ro2">
          <table:table-cell office:value-type="string">
            <text:p>Config I/O write 2B</text:p>
          </table:table-cell>
          <table:table-cell office:value-type="string">
            <text:p>OpenLCB 0x12</text:p>
          </table:table-cell>
          <table:table-cell office:value-type="string">
            <text:p>Address MSB</text:p>
          </table:table-cell>
          <table:table-cell office:value-type="string">
            <text:p>Address IB</text:p>
          </table:table-cell>
          <table:table-cell office:value-type="string">
            <text:p>Address LSB</text:p>
          </table:table-cell>
          <table:table-cell office:value-type="string">
            <text:p>Data MSB</text:p>
          </table:table-cell>
          <table:table-cell office:value-type="string">
            <text:p>Data LSB</text:p>
          </table:table-cell>
          <table:table-cell table:number-columns-repeated="1017"/>
        </table:table-row>
        <table:table-row table:style-name="ro2">
          <table:table-cell office:value-type="string">
            <text:p>Config I/O</text:p>
          </table:table-cell>
          <table:table-cell office:value-type="string">
            <text:p>OpenLCB 0x13</text:p>
          </table:table-cell>
          <table:table-cell table:number-columns-repeated="1022"/>
        </table:table-row>
        <table:table-row table:style-name="ro2">
          <table:table-cell office:value-type="string">
            <text:p>Config I/O status</text:p>
          </table:table-cell>
          <table:table-cell table:number-columns-repeated="2"/>
          <table:table-cell table:style-name="ce2" office:value-type="string">
            <text:p>(get e.g. stream available, max size, indexes to XML info, etc)</text:p>
          </table:table-cell>
          <table:table-cell table:number-columns-repeated="1020"/>
        </table:table-row>
        <table:table-row table:style-name="ro2">
          <table:table-cell office:value-type="string">
            <text:p>Config I/O reserved</text:p>
          </table:table-cell>
          <table:table-cell office:value-type="string">
            <text:p>OpenLCB 0x1X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office:value-type="string">
            <text:p>Two-byte protocols</text:p>
          </table:table-cell>
          <table:table-cell office:value-type="string">
            <text:p>OpenLCB 0xFE</text:p>
          </table:table-cell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>
            <text:p>(centrally allocated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x-byte protocols</text:p>
          </table:table-cell>
          <table:table-cell office:value-type="string">
            <text:p>OpenLCB 0xFF</text:p>
          </table:table-cell>
          <table:table-cell table:number-columns-repeated="5" office:value-type="string">
            <text:p>X</text:p>
          </table:table-cell>
          <table:table-cell office:value-type="string">
            <text:p>(next frame)</text:p>
          </table:table-cell>
          <table:table-cell table:number-columns-repeated="1016"/>
        </table:table-row>
        <table:table-row table:style-name="ro4">
          <table:table-cell office:value-type="string">
            <text:p>(user allocated)</text:p>
          </table:table-cell>
          <table:table-cell table:number-columns-repeated="1023"/>
        </table:table-row>
        <table:table-row table:style-name="ro4" table:number-rows-repeated="65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6/07/2010</text:date>, <text:time>22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6-07T22:18:58</dc:date>
    <dc:creator>Bob Jacobsen</dc:creator>
    <meta:editing-duration>PT00H44M05S</meta:editing-duration>
    <meta:editing-cycles>19</meta:editing-cycles>
    <meta:generator>OpenOffice.org/3.2$Unix OpenOffice.org_project/320m12$Build-9483</meta:generator>
    <meta:document-statistic meta:table-count="3" meta:cell-count="56" meta:object-count="0"/>
  </office:meta>
</office:document-meta>
</file>